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rop" style:family="table">
      <style:table-properties style:width="17cm" table:align="margins"/>
    </style:style>
    <style:style style:name="Crop.A" style:family="table-column">
      <style:table-column-properties style:column-width="4.251cm" style:rel-column-width="16383*"/>
    </style:style>
    <style:style style:name="Crop.A1" style:family="table-cell">
      <style:table-cell-properties fo:padding="0.097cm" fo:border-left="0.05pt solid #000000" fo:border-right="none" fo:border-top="0.05pt solid #000000" fo:border-bottom="0.05pt solid #000000"/>
    </style:style>
    <style:style style:name="Crop.D1" style:family="table-cell">
      <style:table-cell-properties fo:padding="0.097cm" fo:border="0.05pt solid #000000"/>
    </style:style>
    <style:style style:name="Crop_5f_life" style:display-name="Crop_life" style:family="table">
      <style:table-properties style:width="17cm" table:align="margins"/>
    </style:style>
    <style:style style:name="Crop_5f_life.A" style:display-name="Crop_life.A" style:family="table-column">
      <style:table-column-properties style:column-width="8.5cm" style:rel-column-width="32767*"/>
    </style:style>
    <style:style style:name="Crop_5f_life.A1" style:display-name="Crop_life.A1" style:family="table-cell">
      <style:table-cell-properties fo:padding="0.097cm" fo:border-left="0.05pt solid #000000" fo:border-right="none" fo:border-top="0.05pt solid #000000" fo:border-bottom="0.05pt solid #000000"/>
    </style:style>
    <style:style style:name="Crop_5f_life.B1" style:display-name="Crop_life.B1" style:family="table-cell">
      <style:table-cell-properties fo:padding="0.097cm" fo:border="0.05pt solid #000000"/>
    </style:style>
    <style:style style:name="P1" style:family="paragraph" style:parent-style-name="Standard">
      <style:paragraph-properties fo:text-align="center" style:justify-single-word="false"/>
      <style:text-properties style:font-name="Times New Roman" fo:font-size="16pt" fo:font-weight="bold" officeooo:rsid="000bb410" officeooo:paragraph-rsid="000bb410" style:font-size-asian="14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Times New Roman" fo:font-size="14pt" fo:font-weight="bold" officeooo:rsid="000bb410" officeooo:paragraph-rsid="000bb410" style:font-size-asian="12.25pt" style:font-weight-asian="bold" style:font-size-complex="14pt" style:font-weight-complex="bold"/>
    </style:style>
    <style:style style:name="P3" style:family="paragraph" style:parent-style-name="Table_20_Contents">
      <style:paragraph-properties fo:text-align="start" style:justify-single-word="false"/>
      <style:text-properties style:font-name="Times New Roman" fo:font-size="14pt" officeooo:rsid="000bb410" officeooo:paragraph-rsid="000bb410" style:font-size-asian="12.25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atabase Schema</text:p>
      <text:p text:style-name="P1"/>
      <text:p text:style-name="P2">Crop</text:p>
      <table:table table:name="Crop" table:style-name="Crop">
        <table:table-column table:style-name="Crop.A" table:number-columns-repeated="4"/>
        <table:table-row>
          <table:table-cell table:style-name="Crop.A1" office:value-type="string">
            <text:p text:style-name="P3">crop_id</text:p>
          </table:table-cell>
          <table:table-cell table:style-name="Crop.A1" office:value-type="string">
            <text:p text:style-name="P3">Local name</text:p>
          </table:table-cell>
          <table:table-cell table:style-name="Crop.A1" office:value-type="string">
            <text:p text:style-name="P3">English name</text:p>
          </table:table-cell>
          <table:table-cell table:style-name="Crop.D1" office:value-type="string">
            <text:p text:style-name="P3">Scientific name</text:p>
          </table:table-cell>
        </table:table-row>
      </table:table>
      <text:p text:style-name="P2"/>
      <text:p text:style-name="P2">Crop_life</text:p>
      <table:table table:name="Crop_life" table:style-name="Crop_5f_life">
        <table:table-column table:style-name="Crop_5f_life.A" table:number-columns-repeated="2"/>
        <table:table-row>
          <table:table-cell table:style-name="Crop_5f_life.A1" office:value-type="string">
            <text:p text:style-name="P3">Crop_id</text:p>
          </table:table-cell>
          <table:table-cell table:style-name="Crop_5f_life.B1" office:value-type="string">
            <text:p text:style-name="P3">Shelf_life (hrs)</text:p>
          </table:table-cell>
        </table:table-row>
      </table:table>
      <text:p text:style-name="P2"/>
      <text:p text:style-name="P2">Human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9T10:38:38.223186008</meta:creation-date>
    <meta:generator>LibreOffice/5.1.6.2$Linux_X86_64 LibreOffice_project/10m0$Build-2</meta:generator>
    <dc:date>2017-05-29T11:42:03.664537127</dc:date>
    <meta:editing-duration>PT50M59S</meta:editing-duration>
    <meta:editing-cycles>1</meta:editing-cycles>
    <meta:document-statistic meta:table-count="2" meta:image-count="0" meta:object-count="0" meta:page-count="1" meta:paragraph-count="10" meta:word-count="15" meta:character-count="100" meta:non-whitespace-character-count="95"/>
  </office:meta>
</office:document-meta>
</file>